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88cm" fo:min-width="3.39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6.7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6.7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7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.5cm" fo:min-width="5.5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.25cm" fo:min-width="3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cm" fo:min-width="3.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4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1.25cm" fo:min-width="4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5cm" fo:min-width="3.75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5" style:family="graphic" style:parent-style-name="standard">
      <style:graphic-properties draw:textarea-horizontal-align="justify" draw:textarea-vertical-align="middle" draw:auto-grow-height="false" fo:min-height="1cm" fo:min-width="2.25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1" style:family="graphic" style:parent-style-name="standard">
      <style:graphic-properties draw:textarea-horizontal-align="justify" draw:textarea-vertical-align="middle" draw:auto-grow-height="false" fo:min-height="1.164cm" fo:min-width="3.566cm" style:writing-mode="lr-tb" loext:decorative="false"/>
      <style:paragraph-properties style:writing-mode="lr-tb"/>
    </style:style>
    <style:style style:name="gr32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 fo:text-align="center"/>
    </style:style>
    <style:style style:name="P5" style:family="paragraph">
      <style:paragraph-properties fo:margin-top="0.42cm" fo:margin-bottom="0.35cm" fo:text-align="center" style:writing-mode="lr-tb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1.75cm" svg:x="7.5cm" svg:y="1.25cm">
          <text:p text:style-name="P1">Початок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25cm" svg:height="1.5cm" svg:x="3.25cm" svg:y="4cm">
          <text:p text:style-name="P1">Створення об’єкту teams класу Manag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25cm" svg:height="2.25cm" svg:x="11.5cm" svg:y="5.5cm">
          <text:p text:style-name="P1">Додавання футбольної команди в список для тесту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cm" svg:height="2.5cm" svg:x="2.25cm" svg:y="7.5cm">
          <text:p text:style-name="P1">Додавання баскетбольної команди в список для тесту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25cm" svg:y1="3cm" svg:x2="6.75cm" svg:y2="4cm">
          <text:p/>
        </draw:line>
        <draw:line draw:style-name="gr6" draw:text-style-name="P3" draw:layer="layout" svg:x1="10.5cm" svg:y1="4.75cm" svg:x2="14.75cm" svg:y2="5.5cm">
          <text:p/>
        </draw:line>
        <draw:line draw:style-name="gr7" draw:text-style-name="P3" draw:layer="layout" svg:x1="11.5cm" svg:y1="6.75cm" svg:x2="6cm" svg:y2="7.5cm">
          <text:p/>
        </draw:line>
        <draw:custom-shape draw:style-name="gr8" draw:text-style-name="P2" draw:layer="layout" svg:width="6cm" svg:height="1.75cm" svg:x="11.75cm" svg:y="10cm">
          <text:p text:style-name="P1">Оголошення int choice ;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9.75cm" svg:y1="9cm" svg:x2="14.75cm" svg:y2="10cm">
          <text:p/>
        </draw:line>
        <draw:line draw:style-name="gr10" draw:text-style-name="P3" draw:layer="layout" svg:x1="3cm" svg:y1="15.25cm" svg:x2="18.5cm" svg:y2="15.25cm">
          <text:p/>
        </draw:line>
        <draw:line draw:style-name="gr11" draw:text-style-name="P3" draw:layer="layout" svg:x1="3cm" svg:y1="15.25cm" svg:x2="3cm" svg:y2="17cm">
          <text:p/>
        </draw:line>
        <draw:line draw:style-name="gr12" draw:text-style-name="P3" draw:layer="layout" svg:x1="5.5cm" svg:y1="15.25cm" svg:x2="5.5cm" svg:y2="19cm">
          <text:p/>
        </draw:line>
        <draw:line draw:style-name="gr13" draw:text-style-name="P3" draw:layer="layout" svg:x1="10cm" svg:y1="13.5cm" svg:x2="10cm" svg:y2="16.5cm">
          <text:p/>
        </draw:line>
        <draw:line draw:style-name="gr14" draw:text-style-name="P3" draw:layer="layout" svg:x1="14.75cm" svg:y1="15.25cm" svg:x2="14.75cm" svg:y2="17cm">
          <text:p/>
        </draw:line>
        <draw:custom-shape draw:style-name="gr15" draw:text-style-name="P5" draw:layer="layout" svg:width="3.5cm" svg:height="1.5cm" svg:x="1.25cm" svg:y="17cm">
          <text:p text:style-name="P4"><text:span text:style-name="T1">1 - Add Football Team 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cm" svg:height="1.75cm" svg:x="3.5cm" svg:y="19cm">
          <text:p text:style-name="P4"><text:span text:style-name="T1">2 - Add Basketball Team 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4.5cm" svg:height="1cm" svg:x="12.75cm" svg:y="17cm">
          <text:p text:style-name="P4"><text:span text:style-name="T1">4 - Output Team List 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8.5cm" svg:y1="15.25cm" svg:x2="18.5cm" svg:y2="20cm">
          <text:p/>
        </draw:line>
        <draw:custom-shape draw:style-name="gr19" draw:text-style-name="P5" draw:layer="layout" svg:width="4.5cm" svg:height="1.5cm" svg:x="16.25cm" svg:y="20cm">
          <text:p text:style-name="P4"><text:span text:style-name="T1">0 - Exit 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25cm" svg:height="1.75cm" svg:x="8cm" svg:y="16.5cm">
          <text:p text:style-name="P4"><text:span text:style-name="T1">3 - Remove Team 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cm" svg:y1="22cm" svg:x2="15cm" svg:y2="22cm">
          <text:p/>
        </draw:line>
        <draw:line draw:style-name="gr21" draw:text-style-name="P3" draw:layer="layout" svg:x1="15cm" svg:y1="18cm" svg:x2="15cm" svg:y2="22cm">
          <text:p/>
        </draw:line>
        <draw:line draw:style-name="gr22" draw:text-style-name="P3" draw:layer="layout" svg:x1="10cm" svg:y1="18.25cm" svg:x2="10cm" svg:y2="22cm">
          <text:p/>
        </draw:line>
        <draw:line draw:style-name="gr23" draw:text-style-name="P3" draw:layer="layout" svg:x1="5.5cm" svg:y1="20.75cm" svg:x2="5.5cm" svg:y2="22cm">
          <text:p/>
        </draw:line>
        <draw:line draw:style-name="gr24" draw:text-style-name="P3" draw:layer="layout" svg:x1="2.75cm" svg:y1="18.5cm" svg:x2="2.75cm" svg:y2="22cm">
          <text:p/>
        </draw:line>
        <draw:custom-shape draw:style-name="gr25" draw:text-style-name="P2" draw:layer="layout" svg:width="5.5cm" svg:height="2.5cm" svg:x="7.25cm" svg:y="12cm">
          <text:p text:style-name="P1">Умови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6" draw:text-style-name="P3" draw:layer="layout" svg:x1="11.75cm" svg:y1="11cm" svg:x2="10cm" svg:y2="12cm">
          <text:p/>
        </draw:line>
        <draw:line draw:style-name="gr27" draw:text-style-name="P3" draw:layer="layout" svg:x1="10cm" svg:y1="14.5cm" svg:x2="10cm" svg:y2="15.25cm">
          <text:p/>
        </draw:line>
        <draw:line draw:style-name="gr28" draw:text-style-name="P3" draw:layer="layout" svg:x1="18.5cm" svg:y1="21.5cm" svg:x2="18.5cm" svg:y2="24cm">
          <text:p/>
        </draw:line>
        <draw:line draw:style-name="gr29" draw:text-style-name="P3" draw:layer="layout" svg:x1="18.5cm" svg:y1="24cm" svg:x2="10cm" svg:y2="24cm">
          <text:p/>
        </draw:line>
        <draw:line draw:style-name="gr30" draw:text-style-name="P3" draw:layer="layout" svg:x1="10cm" svg:y1="24cm" svg:x2="10cm" svg:y2="25.5cm">
          <text:p/>
        </draw:line>
        <draw:custom-shape draw:style-name="gr31" draw:text-style-name="P2" draw:layer="layout" svg:width="5.75cm" svg:height="2cm" svg:x="7.25cm" svg:y="25.75cm">
          <text:p text:style-name="P1">Кінец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3" draw:layer="layout" svg:x1="1cm" svg:y1="22cm" svg:x2="1cm" svg:y2="13.25cm">
          <text:p/>
        </draw:line>
        <draw:line draw:style-name="gr33" draw:text-style-name="P3" draw:layer="layout" svg:x1="1cm" svg:y1="13.25cm" svg:x2="7.25cm" svg:y2="13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0T13:31:51.715000000</meta:creation-date>
    <dc:date>2024-11-20T15:47:32.193000000</dc:date>
    <meta:editing-duration>PT14M14S</meta:editing-duration>
    <meta:editing-cycles>4</meta:editing-cycles>
    <meta:generator>LibreOffice/24.8.2.1$Windows_X86_64 LibreOffice_project/0f794b6e29741098670a3b95d60478a65d05ef13</meta:generator>
    <meta:document-statistic meta:object-count="34"/>
  </office:meta>
</office:document-meta>
</file>